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cdf35" officeooo:paragraph-rsid="000cdf35"/>
    </style:style>
    <style:style style:name="P2" style:family="paragraph" style:parent-style-name="Text_20_body">
      <style:text-properties fo:language="mk" fo:country="MK" officeooo:rsid="000cdf35" officeooo:paragraph-rsid="000cdf35"/>
    </style:style>
    <style:style style:name="P3" style:family="paragraph" style:parent-style-name="Text_20_body">
      <style:text-properties fo:language="mk" fo:country="MK" officeooo:rsid="000cdf35" officeooo:paragraph-rsid="001cccd7"/>
    </style:style>
    <style:style style:name="P4" style:family="paragraph" style:parent-style-name="Text_20_body">
      <style:text-properties fo:language="mk" fo:country="MK" officeooo:rsid="0011df61" officeooo:paragraph-rsid="0011df61"/>
    </style:style>
    <style:style style:name="P5" style:family="paragraph" style:parent-style-name="Text_20_body">
      <style:text-properties fo:language="mk" fo:country="MK" officeooo:rsid="001550f5" officeooo:paragraph-rsid="001550f5"/>
    </style:style>
    <style:style style:name="P6" style:family="paragraph" style:parent-style-name="Text_20_body">
      <style:text-properties fo:language="mk" fo:country="MK" officeooo:paragraph-rsid="00183806"/>
    </style:style>
    <style:style style:name="P7" style:family="paragraph" style:parent-style-name="Text_20_body">
      <style:text-properties officeooo:rsid="0011df61" officeooo:paragraph-rsid="0011df61"/>
    </style:style>
    <style:style style:name="P8" style:family="paragraph" style:parent-style-name="Text_20_body">
      <style:text-properties officeooo:rsid="001b78fa" officeooo:paragraph-rsid="001b78fa"/>
    </style:style>
    <style:style style:name="P9" style:family="paragraph" style:parent-style-name="Title">
      <style:text-properties fo:language="mk" fo:country="MK"/>
    </style:style>
    <style:style style:name="P10" style:family="paragraph" style:parent-style-name="Text_20_body">
      <style:text-properties fo:language="mk" fo:country="MK" officeooo:rsid="0011df61"/>
    </style:style>
    <style:style style:name="P11" style:family="paragraph" style:parent-style-name="Text_20_body">
      <style:text-properties fo:language="mk" fo:country="MK" officeooo:rsid="001b78fa" officeooo:paragraph-rsid="001b78fa"/>
    </style:style>
    <style:style style:name="P12" style:family="paragraph" style:parent-style-name="Text_20_body">
      <style:text-properties officeooo:rsid="001e5308" officeooo:paragraph-rsid="001e5308"/>
    </style:style>
    <style:style style:name="P13" style:family="paragraph" style:parent-style-name="Heading_20_1">
      <style:text-properties fo:language="mk" fo:country="MK"/>
    </style:style>
    <style:style style:name="T1" style:family="text">
      <style:text-properties fo:language="mk" fo:country="MK"/>
    </style:style>
    <style:style style:name="T2" style:family="text">
      <style:text-properties fo:language="mk" fo:country="MK" officeooo:rsid="0011df61"/>
    </style:style>
    <style:style style:name="T3" style:family="text">
      <style:text-properties fo:language="mk" fo:country="MK" officeooo:rsid="00193195"/>
    </style:style>
    <style:style style:name="T4" style:family="text">
      <style:text-properties fo:language="mk" fo:country="MK" officeooo:rsid="001b1c53"/>
    </style:style>
    <style:style style:name="T5" style:family="text">
      <style:text-properties fo:language="mk" fo:country="MK" officeooo:rsid="001df2bd"/>
    </style:style>
    <style:style style:name="T6" style:family="text">
      <style:text-properties officeooo:rsid="0010dcdb"/>
    </style:style>
    <style:style style:name="T7" style:family="text">
      <style:text-properties officeooo:rsid="0011df61"/>
    </style:style>
    <style:style style:name="T8" style:family="text">
      <style:text-properties officeooo:rsid="0013c39d"/>
    </style:style>
    <style:style style:name="T9" style:family="text">
      <style:text-properties officeooo:rsid="001550f5"/>
    </style:style>
    <style:style style:name="T10" style:family="text">
      <style:text-properties officeooo:rsid="0016729a"/>
    </style:style>
    <style:style style:name="T11" style:family="text">
      <style:text-properties officeooo:rsid="00183806"/>
    </style:style>
    <style:style style:name="T12" style:family="text">
      <style:text-properties officeooo:rsid="001ccc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КИКА <text:span text:style-name="T6">hacklab</text:span></text:p>
      <text:p text:style-name="P7">KIKA hacklab is a place for sharing and gaining knowledge, a place that gathers people interested in technology, computers, machines, electronics, free software, free culture, etc.</text:p>
      <text:p text:style-name="P10">The hacklab serves as an open space where interested people can work on various projects, joinlty or individually.</text:p>
      <text:h text:style-name="P13" text:outline-level="1"><text:span text:style-name="T7">When is it open</text:span>?</text:h>
      <text:p text:style-name="Text_20_body"><text:span text:style-name="T5">Check on:</text:span><text:span text:style-name="T1"> </text:span><text:a xlink:type="simple" xlink:href="https://status.spodeli.org/" text:style-name="Internet_20_link" text:visited-style-name="Visited_20_Internet_20_Link"><text:span text:style-name="T1">https://status.spodeli.org</text:span></text:a><text:span text:style-name="T1">.</text:span></text:p>
      <text:h text:style-name="P13" text:outline-level="1"><text:span text:style-name="T7">WHAT THE HACK</text:span>?</text:h>
      <text:p text:style-name="P6"><text:span text:style-name="T11">Hackerspaces or hacklabs exist all around the world</text:span>. <text:span text:style-name="T11">KIKA is one of them. It exists since the 17th October 2009</text:span>.</text:p>
      <text:p text:style-name="P4">KIKA hacklab is a project of Free Software Macedonia.</text:p>
      <text:h text:style-name="P13" text:outline-level="1"><text:span text:style-name="T7">Why KIKA</text:span>?</text:h>
      <text:p text:style-name="P12"><text:span text:style-name="T1">To learn new things in software and hardware, to get help for developing some of your ideas that you thought are unreal, to solve your problems with GNU/Linux distributions, to eat a lot of biscuits, to find out how to protect yourself on the Internet and to learn your online rights, to drink filter coffee freely, to meet members of the local Python, TypeScript Front-end, Free Software and other communities, to get guidance for the GNOME Women Outreach program, to get help for Google Summer Of Code, to host an event, to watch a movie and to do a lot of other interesting things.</text:span></text:p>
      <text:h text:style-name="P13" text:outline-level="1"><text:span text:style-name="T7">Where do I contact you</text:span>?</text:h>
      <text:p text:style-name="P1"><text:span text:style-name="T2">Please write to:</text:span><text:span text:style-name="T1"> </text:span><text:a xlink:type="simple" xlink:href="mailto:info@slobodensoftver.org.mk" text:style-name="Internet_20_link" text:visited-style-name="Visited_20_Internet_20_Link"><text:span text:style-name="T1">info@slobodensoftver.org.mk</text:span></text:a><text:span text:style-name="T1">.</text:span></text:p>
      <text:h text:style-name="P13" text:outline-level="1"><text:span text:style-name="T8">How do I join</text:span>?</text:h>
      <text:p text:style-name="P11">Simply come to one of the regular events in KIKA.</text:p>
      <text:p text:style-name="P11">The hacklab is a public and open space, and everyone who wishes to join in the ongoing activities or to suggest new ones, is welcome.</text:p>
      <text:p text:style-name="P8"><text:span text:style-name="T1">Membership is not required, </text:span><text:span text:style-name="T5">though</text:span><text:span text:style-name="T1"> if you want to become a member of KIKA and support ongoing activities, you can, by paying a monthly fee of 20 Euro.</text:span></text:p>
      <text:h text:style-name="P13" text:outline-level="1"><text:soft-page-break/><text:span text:style-name="T8">Where to donate</text:span>?</text:h>
      <text:p text:style-name="P3"><text:span text:style-name="T12">IBAN</text:span>:<text:line-break/><text:span text:style-name="T12">MK07210057088340110</text:span></text:p>
      <text:p text:style-name="P3"><text:span text:style-name="T12">SWIFT</text:span>:<text:line-break/><text:span text:style-name="T12">TUTNMK22</text:span></text:p>
      <text:h text:style-name="P13" text:outline-level="1">Адреса</text:h>
      <text:p text:style-name="P2"><text:span text:style-name="T10">st. Naum Naumovski Borce</text:span><text:line-break/><text:span text:style-name="T10">no. 38 apt. </text:span>12<text:line-break/>1000 <text:span text:style-name="T10">Skopje</text:span>, <text:span text:style-name="T10">Republic of Macedonia</text:span></text:p>
      <text:h text:style-name="P13" text:outline-level="1"><text:span text:style-name="T9">What does KIKA mean</text:span>?</text:h>
      <text:p text:style-name="P5">KIKA is Information, Culture, Authono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mk" fo:country="MK"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mk" fo:country="MK"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0:45:02.009965724</meta:creation-date>
    <dc:date>2018-09-22T14:04:05.221697871</dc:date>
    <meta:editing-duration>PT44M54S</meta:editing-duration>
    <meta:editing-cycles>13</meta:editing-cycles>
    <meta:generator>LibreOffice/5.1.6.2$Linux_X86_64 LibreOffice_project/10m0$Build-2</meta:generator>
    <meta:document-statistic meta:table-count="0" meta:image-count="0" meta:object-count="0" meta:page-count="2" meta:paragraph-count="23" meta:word-count="297" meta:character-count="1740" meta:non-whitespace-character-count="1466"/>
  </office:meta>
</office:document-meta>
</file>